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a3d03"/>
    </style:style>
    <style:style style:name="P3" style:family="paragraph" style:parent-style-name="Standard">
      <style:paragraph-properties fo:text-align="center" style:justify-single-word="false"/>
      <style:text-properties officeooo:rsid="0008d1ee" officeooo:paragraph-rsid="0008d1ee"/>
    </style:style>
    <style:style style:name="P4" style:family="paragraph" style:parent-style-name="Standard">
      <style:paragraph-properties fo:text-align="center" style:justify-single-word="false"/>
      <style:text-properties fo:font-size="12pt" officeooo:rsid="0008d1ee" officeooo:paragraph-rsid="0008d1ee"/>
    </style:style>
    <style:style style:name="P5" style:family="paragraph" style:parent-style-name="Standard">
      <style:paragraph-properties fo:text-align="start" style:justify-single-word="false"/>
      <style:text-properties fo:font-size="12pt" officeooo:rsid="0008d1ee" officeooo:paragraph-rsid="0008d1ee"/>
    </style:style>
    <style:style style:name="P6" style:family="paragraph" style:parent-style-name="Standard">
      <style:paragraph-properties fo:text-align="start" style:justify-single-word="false"/>
      <style:text-properties fo:font-size="12pt" officeooo:rsid="0008d1ee" officeooo:paragraph-rsid="000a3d03"/>
    </style:style>
    <style:style style:name="P7" style:family="paragraph" style:parent-style-name="Standard">
      <style:paragraph-properties fo:text-align="start" style:justify-single-word="false"/>
      <style:text-properties fo:font-size="12pt" officeooo:rsid="000a3d03" officeooo:paragraph-rsid="0008d1ee"/>
    </style:style>
    <style:style style:name="P8" style:family="paragraph" style:parent-style-name="Standard">
      <style:paragraph-properties fo:text-align="center" style:justify-single-word="false"/>
      <style:text-properties fo:font-size="14pt" fo:font-weight="bold" officeooo:rsid="000a3d03" officeooo:paragraph-rsid="000a3d03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officeooo:rsid="000a3d03" officeooo:paragraph-rsid="0008d1ee" style:font-size-asian="14pt" style:font-size-complex="14pt"/>
    </style:style>
    <style:style style:name="P11" style:family="paragraph" style:parent-style-name="Standard">
      <style:paragraph-properties fo:text-align="start" style:justify-single-word="false"/>
      <style:text-properties fo:font-size="14pt" officeooo:rsid="0008d1ee" officeooo:paragraph-rsid="0008d1ee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0a3d03"/>
    </style:style>
    <style:style style:name="P13" style:family="paragraph" style:parent-style-name="Standard">
      <style:paragraph-properties fo:text-align="start" style:justify-single-word="false"/>
      <style:text-properties officeooo:paragraph-rsid="00184677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15" style:family="paragraph" style:parent-style-name="Standard">
      <style:paragraph-properties fo:text-align="center" style:justify-single-word="false" fo:break-before="page"/>
      <style:text-properties fo:font-size="16pt" fo:font-weight="bold" officeooo:rsid="000a3d03" officeooo:paragraph-rsid="000a3d03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size="16pt" fo:font-weight="bold" officeooo:rsid="000a3d03" officeooo:paragraph-rsid="000a3d03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center" style:justify-single-word="false" fo:break-before="page"/>
      <style:text-properties fo:font-size="16pt" officeooo:paragraph-rsid="000a3d03" style:font-size-asian="16pt" style:font-size-complex="16pt"/>
    </style:style>
    <style:style style:name="P18" style:family="paragraph" style:parent-style-name="Standard" style:list-style-name="L1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fo:font-size="14pt" fo:font-weight="normal" officeooo:rsid="000a3d03" officeooo:paragraph-rsid="001975ad" style:font-size-asian="14pt" style:font-weight-asian="normal" style:font-size-complex="14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1" style:family="paragraph" style:parent-style-name="Standard" style:list-style-name="L6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2" style:family="paragraph" style:parent-style-name="Standard" style:list-style-name="L7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3" style:family="paragraph" style:parent-style-name="Standard" style:list-style-name="L8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4" style:family="paragraph" style:parent-style-name="Standard" style:list-style-name="L9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5" style:family="paragraph" style:parent-style-name="Standard" style:list-style-name="L10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6" style:family="paragraph" style:parent-style-name="Standard" style:list-style-name="L11">
      <style:paragraph-properties fo:text-align="start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7" style:family="paragraph" style:parent-style-name="Standard" style:list-style-name="L3">
      <style:paragraph-properties fo:text-align="justify" style:justify-single-word="false"/>
      <style:text-properties fo:font-size="14pt" fo:font-weight="normal" officeooo:rsid="000a3d03" officeooo:paragraph-rsid="000a3d03" style:font-size-asian="14pt" style:font-weight-asian="normal" style:font-size-complex="14pt" style:font-weight-complex="normal"/>
    </style:style>
    <style:style style:name="P28" style:family="paragraph" style:parent-style-name="Standard" style:list-style-name="L2">
      <style:paragraph-properties fo:text-align="start" style:justify-single-word="false"/>
      <style:text-properties fo:font-size="14pt" fo:font-weight="bold" officeooo:rsid="000a3d03" officeooo:paragraph-rsid="000a3d03" style:font-size-asian="14pt" style:font-weight-asian="bold" style:font-size-complex="14pt" style:font-weight-complex="bold"/>
    </style:style>
    <style:style style:name="P29" style:family="paragraph" style:parent-style-name="Standard" style:list-style-name="L4">
      <style:paragraph-properties fo:text-align="start" style:justify-single-word="false"/>
      <style:text-properties fo:font-size="14pt" officeooo:paragraph-rsid="000ea9c2" style:font-size-asian="14pt" style:font-size-complex="14pt"/>
    </style:style>
    <style:style style:name="P30" style:family="paragraph" style:parent-style-name="Standard">
      <style:paragraph-properties fo:text-align="start" style:justify-single-word="false"/>
      <style:text-properties fo:font-weight="normal" officeooo:rsid="000a3d03" officeooo:paragraph-rsid="000a3d03" style:font-weight-asian="normal" style:font-weight-complex="normal"/>
    </style:style>
    <style:style style:name="P31" style:family="paragraph">
      <style:paragraph-properties fo:text-align="center"/>
    </style:style>
    <style:style style:name="P32" style:family="paragraph">
      <loext:graphic-properties draw:fill-color="#ffffff"/>
      <style:paragraph-properties fo:text-align="center" style:writing-mode="lr-tb"/>
    </style:style>
    <style:style style:name="P33" style:family="paragraph">
      <style:paragraph-properties fo:text-align="center"/>
      <style:text-properties fo:font-size="16pt" style:font-size-asian="16pt" style:font-size-complex="16pt"/>
    </style:style>
    <style:style style:name="P34" style:family="paragraph">
      <loext:graphic-properties draw:fill-color="#ffffff"/>
      <style:paragraph-properties fo:text-align="center" style:writing-mode="lr-tb"/>
      <style:text-properties fo:font-size="16pt" style:font-size-asian="16pt" style:font-size-complex="16pt"/>
    </style:style>
    <style:style style:name="P35" style:family="paragraph">
      <loext:graphic-properties draw:fill-color="#ffffff"/>
      <style:paragraph-properties fo:text-align="center"/>
    </style:style>
    <style:style style:name="P36" style:family="paragraph">
      <style:paragraph-properties fo:text-align="center"/>
      <style:text-properties fo:font-size="12pt"/>
    </style:style>
    <style:style style:name="P37" style:family="paragraph">
      <loext:graphic-properties draw:fill-color="#ffffff"/>
      <style:paragraph-properties fo:text-align="center" style:writing-mode="lr-tb"/>
      <style:text-properties fo:font-size="12pt"/>
    </style:style>
    <style:style style:name="P38" style:family="paragraph">
      <loext:graphic-properties draw:fill="none" draw:fill-color="#ffffff"/>
      <style:paragraph-properties fo:text-align="center"/>
    </style:style>
    <style:style style:name="P39" style:family="paragraph">
      <loext:graphic-properties draw:fill="none" draw:fill-color="#ffffff"/>
      <style:paragraph-properties fo:text-align="center"/>
      <style:text-properties fo:font-size="12pt"/>
    </style:style>
    <style:style style:name="P40" style:family="paragraph">
      <loext:graphic-properties draw:fill-color="#ffffff"/>
    </style:style>
    <style:style style:name="P41" style:family="paragraph">
      <style:paragraph-properties fo:text-align="center"/>
      <style:text-properties fo:font-size="14pt" style:font-size-asian="14pt" style:font-size-complex="14pt"/>
    </style:style>
    <style:style style:name="P42" style:family="paragraph">
      <loext:graphic-properties draw:fill-color="#ffffff"/>
      <style:paragraph-properties fo:text-align="center" style:writing-mode="lr-tb"/>
      <style:text-properties fo:font-size="14pt" style:font-size-asian="14pt" style:font-size-complex="14pt"/>
    </style:style>
    <style:style style:name="T1" style:family="text">
      <style:text-properties officeooo:rsid="0008d1ee"/>
    </style:style>
    <style:style style:name="T2" style:family="text">
      <style:text-properties fo:font-size="12pt"/>
    </style:style>
    <style:style style:name="T3" style:family="text">
      <style:text-properties fo:font-size="12pt" fo:font-weight="bold" officeooo:rsid="0008d1ee" style:font-weight-asian="bold" style:font-weight-complex="bold"/>
    </style:style>
    <style:style style:name="T4" style:family="text">
      <style:text-properties fo:font-size="12pt" fo:font-weight="normal" officeooo:rsid="000a3d03" style:font-weight-asian="normal" style:font-weight-complex="normal"/>
    </style:style>
    <style:style style:name="T5" style:family="text">
      <style:text-properties fo:font-size="12pt" officeooo:rsid="000a3d03"/>
    </style:style>
    <style:style style:name="T6" style:family="text">
      <style:text-properties officeooo:rsid="000a3d0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0a3d03" style:font-weight-asian="bold" style:font-weight-complex="bold"/>
    </style:style>
    <style:style style:name="T9" style:family="text">
      <style:text-properties fo:font-weight="bold" officeooo:rsid="0008d1ee" style:font-weight-asian="bold" style:font-weight-complex="bold"/>
    </style:style>
    <style:style style:name="T10" style:family="text">
      <style:text-properties fo:font-weight="normal" officeooo:rsid="000ea9c2" style:font-weight-asian="normal" style:font-weight-complex="normal"/>
    </style:style>
    <style:style style:name="T11" style:family="text">
      <style:text-properties fo:font-weight="normal" officeooo:rsid="000a3d03" style:font-weight-asian="normal" style:font-weight-complex="normal"/>
    </style:style>
    <style:style style:name="T12" style:family="text">
      <style:text-properties fo:font-weight="normal" officeooo:rsid="0021cac3" style:font-weight-asian="normal" style:font-weight-complex="normal"/>
    </style:style>
    <style:style style:name="T13" style:family="text">
      <style:text-properties officeooo:rsid="000d81d1"/>
    </style:style>
    <style:style style:name="T14" style:family="text">
      <style:text-properties officeooo:rsid="000ea9c2"/>
    </style:style>
    <style:style style:name="T15" style:family="text">
      <style:text-properties officeooo:rsid="000eea2d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officeooo:rsid="000a3d03" style:font-size-asian="14pt" style:font-size-complex="14pt"/>
    </style:style>
    <style:style style:name="T18" style:family="text">
      <style:text-properties fo:font-size="14pt" officeooo:rsid="0008d1ee" style:font-size-asian="14pt" style:font-size-complex="14pt"/>
    </style:style>
    <style:style style:name="T19" style:family="text">
      <style:text-properties officeooo:rsid="001e313a"/>
    </style:style>
    <style:style style:name="T20" style:family="text">
      <style:text-properties officeooo:rsid="0021cac3"/>
    </style:style>
    <style:style style:name="T21" style:family="text">
      <style:text-properties fo:font-size="16pt" style:font-size-asian="16pt" style:font-size-complex="16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000000" draw:marker-start-width="0.429cm" draw:marker-end="Arrow" draw:marker-end-width="0.252cm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595cm" fo:min-width="2.61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2.198cm" fo:min-width="3.29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868cm" fo:min-width="3.187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svg:stroke-width="0.051cm" svg:stroke-color="#000000" draw:marker-start-width="0.429cm" draw:marker-end="Arrow" draw:marker-end-width="0.252cm" draw:fill-color="#ffffff" draw:textarea-horizontal-align="center" draw:textarea-vertical-align="middle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219cm" fo:min-width="2.88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617cm" fo:min-width="4.496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617cm" fo:min-width="4.561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217cm" fo:min-width="2.907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0.85cm" fo:min-width="3.171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2.198cm" fo:min-width="2.614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draw:fill="none" draw:fill-color="#ffffff" fo:min-height="1.762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color="#000000" draw:fill="none" draw:fill-color="#ffffff" fo:min-height="1.53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995cm" fo:min-width="2.799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5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995cm" fo:min-width="2.558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995cm" fo:min-width="2.558cm" fo:padding-top="0.025cm" fo:padding-bottom="0.025cm" fo:padding-left="0.025cm" fo:padding-right="0.025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svg:stroke-width="0.051cm" svg:stroke-color="#000000" draw:marker-start-width="0.429cm" draw:marker-end-width="0.429cm" draw:fill-color="#ffffff" draw:textarea-horizontal-align="justify" draw:textarea-vertical-align="middle" draw:auto-grow-height="false" fo:min-height="1.995cm" fo:min-width="2.776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solid" svg:stroke-width="0.051cm" svg:stroke-color="#000000" draw:marker-start-width="0.429cm" draw:marker-end-width="0.429cm" draw:fill-color="#ffffff" draw:textarea-horizontal-align="justify" draw:textarea-vertical-align="middle" draw:auto-grow-height="false" fo:min-height="1.939cm" fo:min-width="4.865cm" fo:padding-top="0.025cm" fo:padding-bottom="0.025cm" fo:padding-left="0.025cm" fo:padding-right="0.025cm" style:writing-mode="lr-tb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СКОВСКАЯ ПРЕДПРОФЕССИОНАЛЬНАЯ<text:line-break/>ОЛИМПИАДА ШКОЛЬНИКОВ<text:line-break/>Профиль «Информационные технологии»<text:line-break/>Командный кейс <text:span text:style-name="T1">№</text:span>7 «Разработка десктопного приложения для анализа и<text:line-break/>прогнозирования климатических данных»</text:p>
      <text:p text:style-name="P1"/>
      <text:p text:style-name="P3"/>
      <text:p text:style-name="P4">Команда: «<text:span text:style-name="T20">Здравствуйте</text:span>»</text:p>
      <text:p text:style-name="P4"/>
      <text:p text:style-name="P4">Капитан: </text:p>
      <text:p text:style-name="P4">Зарубин Фёдор</text:p>
      <text:p text:style-name="P4"/>
      <text:p text:style-name="P4">Участники: </text:p>
      <text:p text:style-name="P4">Рязанов Роман</text:p>
      <text:p text:style-name="P4">Рязанов Михаил</text:p>
      <text:p text:style-name="P4">Черникова Ангелина</text:p>
      <text:p text:style-name="P4">Лапкина Виктория</text:p>
      <text:p text:style-name="P2"><text:span text:style-name="T3"/></text:p>
      <text:p text:style-name="P17"><text:span text:style-name="T8">Введение:</text:span><text:span text:style-name="T9"> </text:span></text:p>
      <text:p text:style-name="P6"><text:span text:style-name="T6"><text:tab/></text:span><text:span text:style-name="T17">В </text:span><text:span text:style-name="T16">современном мире каждого человек беспокоит вопрос погоды: будет она хорошая или плохая, </text:span><text:span text:style-name="T17">брать с собой зонт или нет</text:span><text:span text:style-name="T16">? Благодаря исследованиям метеорологии, у нас есть данные о возможных показателях температуры, осадков, влажности и </text:span><text:span text:style-name="T17">др</text:span><text:span text:style-name="T16">. Но теперь стоит проблема визуализации этих данных в удобном для пользователя формате.</text:span></text:p>
      <text:p text:style-name="P11"><text:tab/></text:p>
      <text:p text:style-name="P5"/>
      <text:p text:style-name="P5"/>
      <text:p text:style-name="P16">Цель работы: </text:p>
      <text:p text:style-name="P13"><text:span text:style-name="T5"><text:tab/></text:span><text:span text:style-name="T17">С</text:span><text:span text:style-name="T18">оздать </text:span><text:span text:style-name="T16">desktop</text:span><text:span text:style-name="T18"> приложение, предназначенно</text:span><text:span text:style-name="T17">е</text:span><text:span text:style-name="T18"> для интерактивного анализа, прогнозирования и визуализации метеоданных.</text:span></text:p>
      <text:p text:style-name="P10"><text:span text:style-name="T7"/></text:p>
      <text:p text:style-name="P7"><text:span text:style-name="T7"/></text:p>
      <text:p text:style-name="P7"><text:span text:style-name="T7"/></text:p>
      <text:p text:style-name="P16">Ход работы:</text:p>
      <text:list text:style-name="L1">
        <text:list-item>
          <text:p text:style-name="P18">Создание плана работы и списка задач</text:p>
        </text:list-item>
        <text:list-item>
          <text:p text:style-name="P18">Распределение задач между участниками команды</text:p>
        </text:list-item>
        <text:list-item>
          <text:p text:style-name="P19">Подключение база данных с метеоданными</text:p>
        </text:list-item>
        <text:list-item>
          <text:p text:style-name="P18">Начало разработки приложения</text:p>
        </text:list-item>
        <text:list-item>
          <text:p text:style-name="P18">Тестирование функций приложения</text:p>
        </text:list-item>
      </text:list>
      <text:p text:style-name="P9"/>
      <text:p text:style-name="P12"><text:span text:style-name="T4"/></text:p>
      <text:p text:style-name="P15">Технические требования</text:p>
      <text:p text:style-name="P8"/>
      <text:list xml:id="list3651627102" text:style-name="L2">
        <text:list-item>
          <text:p text:style-name="P28">Загрузка и хранение данных:</text:p>
        </text:list-item>
      </text:list>
      <text:list text:style-name="L3">
        <text:list-item>
          <text:list>
            <text:list-item>
              <text:p text:style-name="P27">возможность хранения данных <text:span text:style-name="T15">(</text:span>температур<text:span text:style-name="T15">а</text:span>, осад<text:span text:style-name="T15">ки</text:span>, влажност<text:span text:style-name="T15">ь</text:span>, скорост<text:span text:style-name="T15">ь</text:span> вет<text:span text:style-name="T15">ер</text:span> и др<text:span text:style-name="T15">)</text:span></text:p>
            </text:list-item>
            <text:list-item>
              <text:p text:style-name="P27">поддерж<text:span text:style-name="T13">ивает</text:span> раз<text:span text:style-name="T13">ные </text:span>формат<text:span text:style-name="T13">ы</text:span> для импорта и экспорта</text:p>
            </text:list-item>
          </text:list>
        </text:list-item>
      </text:list>
      <text:list xml:id="list163534135810290" text:continue-list="list3651627102" text:style-name="L2">
        <text:list-item>
          <text:p text:style-name="P28">Визуализация данных:</text:p>
        </text:list-item>
      </text:list>
      <text:list text:style-name="L4">
        <text:list-item>
          <text:list>
            <text:list-item>
              <text:p text:style-name="P29"><text:span text:style-name="T12">возможность</text:span><text:span text:style-name="T11"> </text:span>визуализировать<text:span text:style-name="T11"> полученны</text:span><text:span text:style-name="T10">е</text:span><text:span text:style-name="T11"> данны</text:span><text:span text:style-name="T10">е</text:span><text:span text:style-name="T11"> </text:span><text:span text:style-name="T10">в </text:span><text:span text:style-name="T12">виде</text:span><text:span text:style-name="T11"> график</text:span><text:span text:style-name="T12">а</text:span></text:p>
            </text:list-item>
          </text:list>
        </text:list-item>
      </text:list>
      <text:list text:style-name="L5">
        <text:list-item>
          <text:list>
            <text:list-item>
              <text:p text:style-name="P20">выбор временного интервала <text:span text:style-name="T14">и т</text:span><text:span text:style-name="T20">ипа данных</text:span></text:p>
            </text:list-item>
          </text:list>
        </text:list-item>
      </text:list>
      <text:list xml:id="list163534214604020" text:continue-list="list163534135810290" text:style-name="L2">
        <text:list-item>
          <text:p text:style-name="P28">Анализ и обработка данных:</text:p>
        </text:list-item>
      </text:list>
      <text:list text:style-name="L6">
        <text:list-item>
          <text:list>
            <text:list-item>
              <text:p text:style-name="P21"><text:span text:style-name="T15">выявление</text:span> трендов</text:p>
            </text:list-item>
            <text:list-item>
              <text:p text:style-name="P21">проведение анализа данных для выявления закономерности</text:p>
            </text:list-item>
          </text:list>
        </text:list-item>
      </text:list>
      <text:list xml:id="list163534918569750" text:continue-list="list163534214604020" text:style-name="L2">
        <text:list-item>
          <text:p text:style-name="P28">Прогнозирование погоды:</text:p>
        </text:list-item>
      </text:list>
      <text:list text:style-name="L7">
        <text:list-item>
          <text:list>
            <text:list-item>
              <text:p text:style-name="P22"><text:span text:style-name="T14">осуществление</text:span> модели машинного обучения для прогнозирования погоды на ближайшие <text:span text:style-name="T14">время(</text:span>дни или недели<text:span text:style-name="T14">)</text:span></text:p>
            </text:list-item>
          </text:list>
        </text:list-item>
      </text:list>
      <text:list xml:id="list163534413600148" text:continue-list="list163534918569750" text:style-name="L2">
        <text:list-item>
          <text:p text:style-name="P28">Мониторинг погодных явлений:</text:p>
        </text:list-item>
      </text:list>
      <text:list text:style-name="L8">
        <text:list-item>
          <text:list>
            <text:list-item>
              <text:p text:style-name="P23">подключение к внешним источникам данных о погоде</text:p>
            </text:list-item>
          </text:list>
        </text:list-item>
      </text:list>
      <text:list xml:id="list163534541857449" text:continue-list="list163534413600148" text:style-name="L2">
        <text:list-item>
          <text:p text:style-name="P28">Настройка и персонализация:</text:p>
        </text:list-item>
      </text:list>
      <text:list text:style-name="L9">
        <text:list-item>
          <text:list>
            <text:list-item>
              <text:p text:style-name="P24"><text:span text:style-name="T14">доступ к </text:span>настройк<text:span text:style-name="T14">ам </text:span>параметров анализа и прогноза в соответствии с потребностями пользователя</text:p>
            </text:list-item>
          </text:list>
        </text:list-item>
      </text:list>
      <text:list xml:id="list163534921611292" text:continue-list="list163534541857449" text:style-name="L2">
        <text:list-item>
          <text:p text:style-name="P28">Система уведомлений:</text:p>
        </text:list-item>
      </text:list>
      <text:list text:style-name="L10">
        <text:list-item>
          <text:list>
            <text:list-item>
              <text:p text:style-name="P25"><text:span text:style-name="T14">рассылка</text:span> Push-уведомлений для предупреждения пользователя об обнаруженных погодных изменениях</text:p>
            </text:list-item>
          </text:list>
        </text:list-item>
      </text:list>
      <text:list text:continue-list="list163534921611292" text:style-name="L2">
        <text:list-item>
          <text:p text:style-name="P28">Безопасность и доступ:</text:p>
        </text:list-item>
      </text:list>
      <text:list text:style-name="L11">
        <text:list-item>
          <text:list>
            <text:list-item>
              <text:p text:style-name="P26">авторизация пользователя с помощью логина и пароля</text:p>
            </text:list-item>
          </text:list>
        </text:list-item>
      </text:list>
      <text:p text:style-name="P9"/>
      <text:p text:style-name="P9"/>
      <text:p text:style-name="P9"/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oft-page-break/><text:span text:style-name="T2"/></text:p>
      <text:p text:style-name="P14"><text:span text:style-name="T2"/></text:p>
      <text:p text:style-name="P8"><text:span text:style-name="T15">Б</text:span>лок-схема работы основного алгоритма</text:p>
      <text:p text:style-name="P8"/>
      <text:p text:style-name="P8"><draw:custom-shape text:anchor-type="paragraph" draw:z-index="11" draw:name="Фигура 9" draw:style-name="gr10" draw:text-style-name="P34" svg:width="4.552cm" svg:height="1.271cm" svg:x="5.987cm" svg:y="0.339cm"><text:p text:style-name="P33"><text:span text:style-name="T21">Начало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><draw:line text:anchor-type="paragraph" draw:z-index="12" draw:name="Вертикальная линия 3" draw:style-name="gr5" draw:text-style-name="P35" svg:x1="8.209cm" svg:y1="0.473cm" svg:x2="8.209cm" svg:y2="1.267cm"><text:p/></draw:line></text:p>
      <text:p text:style-name="P8"/>
      <text:p text:style-name="P8"><draw:custom-shape text:anchor-type="paragraph" draw:z-index="13" draw:name="Фигура 10" draw:style-name="gr9" draw:text-style-name="P32" svg:width="4.693cm" svg:height="2.012cm" svg:x="5.846cm" svg:y="0.104cm"><text:p text:style-name="P31">Ввод исходных </text:p><text:p text:style-name="P31">данных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/>
      <text:p text:style-name="P8"/>
      <text:p text:style-name="P8"><draw:line text:anchor-type="paragraph" draw:z-index="14" draw:name="Вертикальная линия 4" draw:style-name="gr5" draw:text-style-name="P35" svg:x1="8.236cm" svg:y1="0.411cm" svg:x2="8.236cm" svg:y2="1.469cm"><text:p/></draw:line></text:p>
      <text:p text:style-name="P8"/>
      <text:p text:style-name="P8"><draw:custom-shape text:anchor-type="paragraph" draw:z-index="15" draw:name="Фигура 11" draw:style-name="gr8" draw:text-style-name="P32" svg:width="4.612cm" svg:height="1.668cm" svg:x="5.927cm" svg:y="0.333cm"><text:p text:style-name="P31">Ввод: время, дата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><draw:line text:anchor-type="paragraph" draw:z-index="16" draw:name="Вертикальная линия 5" draw:style-name="gr5" draw:text-style-name="P35" svg:x1="8.183cm" svg:y1="0.296cm" svg:x2="8.183cm" svg:y2="1.54cm"><text:p/></draw:line></text:p>
      <text:p text:style-name="P8"/>
      <text:p text:style-name="P8"><draw:custom-shape text:anchor-type="paragraph" draw:z-index="17" draw:name="Фигура 12" draw:style-name="gr7" draw:text-style-name="P32" svg:width="4.546cm" svg:height="1.668cm" svg:x="5.927cm" svg:y="0.351cm"><text:p text:style-name="P31">Выбор параметров</text:p><text:p text:style-name="P31">(влажность, темпер.,</text:p><text:p text:style-name="P31">осадки) </text:p><draw:enhanced-geometry svg:viewBox="0 0 21600 21600" draw:type="rectangle" draw:enhanced-path="M 0 0 L 21600 0 21600 21600 0 21600 0 0 Z N"/></draw:custom-shape></text:p>
      <text:p text:style-name="P8"/>
      <text:p text:style-name="P8"/>
      <text:p text:style-name="P8"><draw:line text:anchor-type="paragraph" draw:z-index="18" draw:name="Вертикальная линия 7" draw:style-name="gr5" draw:text-style-name="P35" svg:x1="8.162cm" svg:y1="0.314cm" svg:x2="8.16cm" svg:y2="1.935cm"><text:p/></draw:line></text:p>
      <text:p text:style-name="P8"/>
      <text:p text:style-name="P8"/>
      <text:p text:style-name="P8"><draw:custom-shape text:anchor-type="paragraph" draw:z-index="19" draw:name="Фигура 13" draw:style-name="gr6" draw:text-style-name="P37" svg:width="4.652cm" svg:height="2.013cm" svg:x="5.846cm" svg:y="0.231cm"><text:p text:style-name="P36"><text:span text:style-name="T2">В</text:span><text:span text:style-name="T2">ы</text:span><text:span text:style-name="T2">в</text:span><text:span text:style-name="T2">о</text:span><text:span text:style-name="T2">д</text:span><text:span text:style-name="T2"> </text:span><text:span text:style-name="T2">г</text:span><text:span text:style-name="T2">р</text:span><text:span text:style-name="T2">а</text:span><text:span text:style-name="T2">ф</text:span><text:span text:style-name="T2">и</text:span><text:span text:style-name="T2">к</text:span><text:span text:style-name="T2">а</text:span></text:p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<text:p text:style-name="P8"/>
      <text:p text:style-name="P8"/>
      <text:p text:style-name="P8"><draw:line text:anchor-type="paragraph" draw:z-index="20" draw:name="Вертикальная линия 6" draw:style-name="gr5" draw:text-style-name="P35" svg:x1="8.14cm" svg:y1="0.517cm" svg:x2="8.14cm" svg:y2="2.052cm"><text:p/></draw:line></text:p>
      <text:p text:style-name="P8"/>
      <text:p text:style-name="P8"/>
      <text:p text:style-name="P8"><draw:custom-shape text:anchor-type="paragraph" draw:z-index="21" draw:name="Фигура 14" draw:style-name="gr4" draw:text-style-name="P34" svg:width="4.575cm" svg:height="1.295cm" svg:x="5.846cm" svg:y="0.386cm"><text:p text:style-name="P33"><text:span text:style-name="T21">Конец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span text:style-name="T19">Структурная</text:span> и функциональная схемы программного продукта</text:p>
      <text:p text:style-name="P8"/>
      <text:p text:style-name="P8"><draw:custom-shape text:anchor-type="paragraph" draw:z-index="0" draw:name="Фигура 1" draw:style-name="gr18" draw:text-style-name="P42" svg:width="4.915cm" svg:height="1.989cm" svg:x="5.495cm" svg:y="0.351cm"><text:p text:style-name="P41"><text:span text:style-name="T16">Главное меню</text:span></text:p><draw:enhanced-geometry svg:viewBox="0 0 21600 21600" draw:type="rectangle" draw:enhanced-path="M 0 0 L 21600 0 21600 21600 0 21600 0 0 Z N"/></draw:custom-shape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text:span text:style-name="T2"/></text:p>
      <text:p text:style-name="P14"><draw:line text:anchor-type="paragraph" draw:z-index="25" draw:name="Вертикальная линия 8" draw:style-name="gr1" draw:text-style-name="P31" svg:x1="8.045cm" svg:y1="2.528cm" svg:x2="8.045cm" svg:y2="3.168cm"><text:p/></draw:line><draw:line text:anchor-type="paragraph" draw:z-index="24" draw:name="Вертикальная линия 2" draw:style-name="gr1" draw:text-style-name="P31" svg:x1="3.981cm" svg:y1="5.357cm" svg:x2="3.981cm" svg:y2="5.997cm"><text:p/></draw:line><draw:custom-shape text:anchor-type="paragraph" draw:z-index="23" draw:name="Фигура 17" draw:style-name="gr2" draw:text-style-name="P32" svg:width="2.664cm" svg:height="1.645cm" svg:x="2.658cm" svg:y="5.98cm"><text:p text:style-name="P31">Отрисовка </text:p><text:p text:style-name="P31">Графиков</text:p><draw:enhanced-geometry svg:viewBox="0 0 21600 21600" draw:type="rectangle" draw:enhanced-path="M 0 0 L 21600 0 21600 21600 0 21600 0 0 Z N"/></draw:custom-shape><draw:custom-shape text:anchor-type="paragraph" draw:z-index="22" draw:name="Фигура 16" draw:style-name="gr3" draw:text-style-name="P32" svg:width="3.345cm" svg:height="2.248cm" svg:x="6.29cm" svg:y="3.108cm"><text:p text:style-name="P31">Одновременный </text:p><text:p text:style-name="P31">показ</text:p><text:p text:style-name="P31">графиков</text:p><draw:enhanced-geometry svg:viewBox="0 0 21600 21600" draw:type="rectangle" draw:enhanced-path="M 0 0 L 21600 0 21600 21600 0 21600 0 0 Z N"/></draw:custom-shape><draw:line text:anchor-type="paragraph" draw:z-index="10" draw:name="Вертикальная линия 1" draw:style-name="gr1" draw:text-style-name="P31" svg:x1="4.113cm" svg:y1="2.487cm" svg:x2="4.113cm" svg:y2="3.127cm"><text:p/></draw:line><draw:custom-shape text:anchor-type="paragraph" draw:z-index="9" draw:name="Фигура 7" draw:style-name="gr11" draw:text-style-name="P32" svg:width="2.664cm" svg:height="2.248cm" svg:x="2.678cm" svg:y="3.11cm"><text:p text:style-name="P31">Настройка </text:p><text:p text:style-name="P31">параметров</text:p><text:p text:style-name="P31">визуализации </text:p><draw:enhanced-geometry svg:viewBox="0 0 21600 21600" draw:type="rectangle" draw:enhanced-path="M 0 0 L 21600 0 21600 21600 0 21600 0 0 Z N"/></draw:custom-shape><draw:frame text:anchor-type="paragraph" draw:z-index="8" draw:name="Врезка 3" draw:style-name="gr12" draw:text-style-name="P38" svg:width="2.849cm" svg:height="1.763cm" svg:x="14.714cm" svg:y="0.674cm"><draw:text-box><text:p text:style-name="P31">Окно «Мониторинг»</text:p></draw:text-box></draw:frame><draw:frame text:anchor-type="paragraph" draw:z-index="7" draw:name="Врезка 2" draw:style-name="gr12" draw:text-style-name="P39" svg:width="1.763cm" svg:height="1.763cm" svg:x="7.04cm" svg:y="0.651cm"><draw:text-box><text:p text:style-name="P31"><text:span text:style-name="T2">Окно «Анализ данных»</text:span></text:p></draw:text-box></draw:frame><draw:frame text:anchor-type="paragraph" draw:z-index="6" draw:name="Врезка 1" draw:style-name="gr13" draw:text-style-name="P38" svg:width="2.608cm" svg:height="1.534cm" svg:x="-1.041cm" svg:y="0.67cm"><draw:text-box><text:p text:style-name="P31">Окно «Загрузка данных»</text:p></draw:text-box></draw:frame><draw:custom-shape text:anchor-type="paragraph" draw:z-index="5" draw:name="Фигура 6" draw:style-name="gr14" draw:text-style-name="P40" svg:width="2.849cm" svg:height="2.045cm" svg:x="14.714cm" svg:y="0.482cm"><text:p/><draw:enhanced-geometry svg:viewBox="0 0 21600 21600" draw:type="rectangle" draw:enhanced-path="M 0 0 L 21600 0 21600 21600 0 21600 0 0 Z N"/></draw:custom-shape><draw:custom-shape text:anchor-type="paragraph" draw:z-index="4" draw:name="Фигура 5" draw:style-name="gr15" draw:text-style-name="P32" svg:width="2.608cm" svg:height="2.045cm" svg:x="10.825cm" svg:y="0.483cm"><text:p text:style-name="P31">Окно </text:p><text:p text:style-name="P31">«Прогноз»</text:p><draw:enhanced-geometry svg:viewBox="0 0 21600 21600" draw:type="rectangle" draw:enhanced-path="M 0 0 L 21600 0 21600 21600 0 21600 0 0 Z N"/></draw:custom-shape><draw:custom-shape text:anchor-type="paragraph" draw:z-index="3" draw:name="Фигура 4" draw:style-name="gr16" draw:text-style-name="P40" svg:width="2.608cm" svg:height="2.045cm" svg:x="6.655cm" svg:y="0.483cm"><text:p/><draw:enhanced-geometry svg:viewBox="0 0 21600 21600" draw:type="rectangle" draw:enhanced-path="M 0 0 L 21600 0 21600 21600 0 21600 0 0 Z N"/></draw:custom-shape><draw:custom-shape text:anchor-type="paragraph" draw:z-index="2" draw:name="Фигура 3" draw:style-name="gr17" draw:text-style-name="P32" svg:width="2.827cm" svg:height="2.045cm" svg:x="2.688cm" svg:y="0.443cm"><text:p text:style-name="P31">Окно </text:p><text:p text:style-name="P31">«Визуализация </text:p><text:p text:style-name="P31">данных»</text:p><draw:enhanced-geometry svg:viewBox="0 0 21600 21600" draw:type="rectangle" draw:enhanced-path="M 0 0 L 21600 0 21600 21600 0 21600 0 0 Z N"/></draw:custom-shape><draw:custom-shape text:anchor-type="paragraph" draw:z-index="1" draw:name="Фигура 2" draw:style-name="gr16" draw:text-style-name="P40" svg:width="2.608cm" svg:height="2.045cm" svg:x="-1.041cm" svg:y="0.443cm"><text:p/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draw:marker draw:name="Arrow" svg:viewBox="0 0 20 20" svg:d="M0 20l10-20 10 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1:43:13.612946087</meta:creation-date>
    <dc:date>2024-02-09T16:35:32.810324643</dc:date>
    <meta:editing-duration>PT5H28M7S</meta:editing-duration>
    <meta:editing-cycles>23</meta:editing-cycles>
    <meta:generator>LibreOffice/7.6.3.2$Linux_X86_64 LibreOffice_project/60$Build-2</meta:generator>
    <meta:document-statistic meta:table-count="0" meta:image-count="0" meta:object-count="0" meta:page-count="5" meta:paragraph-count="42" meta:word-count="261" meta:character-count="1993" meta:non-whitespace-character-count="1790"/>
  </office:meta>
</office:document-meta>
</file>